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5083" officeooo:paragraph-rsid="00005083"/>
    </style:style>
    <style:style style:name="P2" style:family="paragraph" style:parent-style-name="Standard">
      <style:paragraph-properties fo:text-align="center" style:justify-single-word="false"/>
      <style:text-properties officeooo:rsid="00005083" officeooo:paragraph-rsid="00024bcb"/>
    </style:style>
    <style:style style:name="T1" style:family="text">
      <style:text-properties officeooo:rsid="0001b5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RAS Jd. Santa Maria – Osasco – SP</text:p>
      <text:p text:style-name="P1">Festividade do Grupo Fonte Eterna</text:p>
      <text:p text:style-name="P1">Datas: 15/12/<text:span text:style-name="T1">2017</text:span> e 16/12/<text:span text:style-name="T1">2017</text:span></text:p>
      <text:p text:style-name="P1">Tema: Salmos 14:5b</text:p>
      <text:p text:style-name="P1">“Pois Deus está presente no meio dos justos.”</text:p>
      <text:p text:style-name="P1"/>
      <text:p text:style-name="P2">ADRAS Jd. Santa Maria – Osasco – SP</text:p>
      <text:p text:style-name="P2">Festividade do Grupo Fonte Eterna</text:p>
      <text:p text:style-name="P2">Datas: 15/12/<text:span text:style-name="T1">2017</text:span> e 16/12/<text:span text:style-name="T1">2017</text:span></text:p>
      <text:p text:style-name="P2">Tema: Salmos 14:5b</text:p>
      <text:p text:style-name="P2">“Pois Deus está presente no meio dos justos.”</text:p>
      <text:p text:style-name="P2"/>
      <text:p text:style-name="P2">ADRAS Jd. Santa Maria – Osasco – SP</text:p>
      <text:p text:style-name="P2">Festividade do Grupo Fonte Eterna</text:p>
      <text:p text:style-name="P2">Datas: 15/12/<text:span text:style-name="T1">2017</text:span> e 16/12/<text:span text:style-name="T1">2017</text:span></text:p>
      <text:p text:style-name="P2">Tema: Salmos 14:5b</text:p>
      <text:p text:style-name="P2">“Pois Deus está presente no meio dos justos.”</text:p>
      <text:p text:style-name="P2"/>
      <text:p text:style-name="P2">ADRAS Jd. Santa Maria – Osasco – SP</text:p>
      <text:p text:style-name="P2">Festividade do Grupo Fonte Eterna</text:p>
      <text:p text:style-name="P2">Datas: 15/12/<text:span text:style-name="T1">2017</text:span> e 16/12/<text:span text:style-name="T1">2017</text:span></text:p>
      <text:p text:style-name="P2">Tema: Salmos 14:5b</text:p>
      <text:p text:style-name="P2">“Pois Deus está presente no meio dos justos.”</text:p>
      <text:p text:style-name="P2"/>
      <text:p text:style-name="P2">ADRAS Jd. Santa Maria – Osasco – SP</text:p>
      <text:p text:style-name="P2">Festividade do Grupo Fonte Eterna</text:p>
      <text:p text:style-name="P2">Datas: 15/12/<text:span text:style-name="T1">2017</text:span> e 16/12/<text:span text:style-name="T1">2017</text:span></text:p>
      <text:p text:style-name="P2">Tema: Salmos 14:5b</text:p>
      <text:p text:style-name="P2">“Pois Deus está presente no meio dos justos.”</text:p>
      <text:p text:style-name="P2"/>
      <text:p text:style-name="P2">ADRAS Jd. Santa Maria – Osasco – SP</text:p>
      <text:p text:style-name="P2">Festividade do Grupo Fonte Eterna</text:p>
      <text:p text:style-name="P2">Datas: 15/12/<text:span text:style-name="T1">2017</text:span> e 16/12/<text:span text:style-name="T1">2017</text:span></text:p>
      <text:p text:style-name="P2">Tema: Salmos 14:5b</text:p>
      <text:p text:style-name="P2">“Pois Deus está presente no meio dos justos.”</text:p>
      <text:p text:style-name="P2"/>
      <text:p text:style-name="P2">ADRAS Jd. Santa Maria – Osasco – SP</text:p>
      <text:p text:style-name="P2">Festividade do Grupo Fonte Eterna</text:p>
      <text:p text:style-name="P2">Datas: 15/12/<text:span text:style-name="T1">2017</text:span> e 16/12/<text:span text:style-name="T1">2017</text:span></text:p>
      <text:p text:style-name="P2">Tema: Salmos 14:5b</text:p>
      <text:p text:style-name="P2">“Pois Deus está presente no meio dos justos.”</text:p>
      <text:p text:style-name="P2"/>
      <text:p text:style-name="P2">ADRAS Jd. Santa Maria – Osasco – SP</text:p>
      <text:p text:style-name="P2">Festividade do Grupo Fonte Eterna</text:p>
      <text:p text:style-name="P2">Datas: 15/12/<text:span text:style-name="T1">2017</text:span> e 16/12/<text:span text:style-name="T1">2017</text:span></text:p>
      <text:p text:style-name="P2">Tema: Salmos 14:5b</text:p>
      <text:p text:style-name="P2">“Pois Deus está presente no meio dos justos.”</text:p>
      <text:p text:style-name="P2"/>
      <text:p text:style-name="P2">ADRAS Jd. Santa Maria – Osasco – SP</text:p>
      <text:p text:style-name="P2">Festividade do Grupo Fonte Eterna</text:p>
      <text:p text:style-name="P2">Datas: 15/12/<text:span text:style-name="T1">2017</text:span> e 16/12/<text:span text:style-name="T1">2017</text:span></text:p>
      <text:p text:style-name="P2">Tema: Salmos 14:5b</text:p>
      <text:p text:style-name="P2">“Pois Deus está presente no meio dos justos.”</text:p>
      <text:p text:style-name="P2"/>
      <text:p text:style-name="P2">ADRAS Jd. Santa Maria – Osasco – SP</text:p>
      <text:p text:style-name="P2">Festividade do Grupo Fonte Eterna</text:p>
      <text:p text:style-name="P2">Datas: 15/12/<text:span text:style-name="T1">2017</text:span> e 16/12/<text:span text:style-name="T1">2017</text:span></text:p>
      <text:p text:style-name="P2">Tema: Salmos 14:5b</text:p>
      <text:p text:style-name="P2">“Pois Deus está presente no meio dos justos.”</text:p>
      <text:p text:style-name="P2"/>
      <text:p text:style-name="P2"/>
      <text:p text:style-name="P2"/>
      <text:p text:style-name="P2"/>
      <text:p text:style-name="P2"/>
      <text:p text:style-name="P2">ADRAS Jd. Santa Maria – Osasco – SP</text:p>
      <text:p text:style-name="P2">Festividade do Grupo Fonte Eterna</text:p>
      <text:p text:style-name="P2">Datas: 15/12/<text:span text:style-name="T1">2017</text:span> e 16/12/<text:span text:style-name="T1">2017</text:span></text:p>
      <text:p text:style-name="P2">Tema: Salmos 14:5b</text:p>
      <text:p text:style-name="P2">“Pois Deus está presente no meio dos justos.”</text:p>
      <text:p text:style-name="P2"/>
      <text:p text:style-name="P2">ADRAS Jd. Santa Maria – Osasco – SP</text:p>
      <text:p text:style-name="P2">Festividade do Grupo Fonte Eterna</text:p>
      <text:p text:style-name="P2">Datas: 15/12/<text:span text:style-name="T1">2017</text:span> e 16/12/<text:span text:style-name="T1">2017</text:span></text:p>
      <text:p text:style-name="P2">Tema: Salmos 14:5b</text:p>
      <text:p text:style-name="P2">“Pois Deus está presente no meio dos justos.”</text:p>
      <text:p text:style-name="P2"/>
      <text:p text:style-name="P2">ADRAS Jd. Santa Maria – Osasco – SP</text:p>
      <text:p text:style-name="P2">Festividade do Grupo Fonte Eterna</text:p>
      <text:p text:style-name="P2">Datas: 15/12/<text:span text:style-name="T1">2017</text:span> e 16/12/<text:span text:style-name="T1">2017</text:span></text:p>
      <text:p text:style-name="P2">Tema: Salmos 14:5b</text:p>
      <text:p text:style-name="P2">“Pois Deus está presente no meio dos justos.”</text:p>
      <text:p text:style-name="P2"/>
      <text:p text:style-name="P2">ADRAS Jd. Santa Maria – Osasco – SP</text:p>
      <text:p text:style-name="P2">Festividade do Grupo Fonte Eterna</text:p>
      <text:p text:style-name="P2">Datas: 15/12/<text:span text:style-name="T1">2017</text:span> e 16/12/<text:span text:style-name="T1">2017</text:span></text:p>
      <text:p text:style-name="P2">Tema: Salmos 14:5b</text:p>
      <text:p text:style-name="P2">“Pois Deus está presente no meio dos justos.”</text:p>
      <text:p text:style-name="P2"/>
      <text:p text:style-name="P2">ADRAS Jd. Santa Maria – Osasco – SP</text:p>
      <text:p text:style-name="P2">Festividade do Grupo Fonte Eterna</text:p>
      <text:p text:style-name="P2">Datas: 15/12/<text:span text:style-name="T1">2017</text:span> e 16/12/<text:span text:style-name="T1">2017</text:span></text:p>
      <text:p text:style-name="P2">Tema: Salmos 14:5b</text:p>
      <text:p text:style-name="P2">“Pois Deus está presente no meio dos justos.”</text:p>
      <text:p text:style-name="P2"/>
      <text:p text:style-name="P2">ADRAS Jd. Santa Maria – Osasco – SP</text:p>
      <text:p text:style-name="P2">Festividade do Grupo Fonte Eterna</text:p>
      <text:p text:style-name="P2">Datas: 15/12/<text:span text:style-name="T1">2017</text:span> e 16/12/<text:span text:style-name="T1">2017</text:span></text:p>
      <text:p text:style-name="P2">Tema: Salmos 14:5b</text:p>
      <text:p text:style-name="P2">“Pois Deus está presente no meio dos justos.”</text:p>
      <text:p text:style-name="P2"/>
      <text:p text:style-name="P2">ADRAS Jd. Santa Maria – Osasco – SP</text:p>
      <text:p text:style-name="P2">Festividade do Grupo Fonte Eterna</text:p>
      <text:p text:style-name="P2">Datas: 15/12/<text:span text:style-name="T1">2017</text:span> e 16/12/<text:span text:style-name="T1">2017</text:span></text:p>
      <text:p text:style-name="P2">Tema: Salmos 14:5b</text:p>
      <text:p text:style-name="P2">“Pois Deus está presente no meio dos justos.”</text:p>
      <text:p text:style-name="P2"/>
      <text:p text:style-name="P2">ADRAS Jd. Santa Maria – Osasco – SP</text:p>
      <text:p text:style-name="P2">Festividade do Grupo Fonte Eterna</text:p>
      <text:p text:style-name="P2">Datas: 15/12/<text:span text:style-name="T1">2017</text:span> e 16/12/<text:span text:style-name="T1">2017</text:span></text:p>
      <text:p text:style-name="P2">Tema: Salmos 14:5b</text:p>
      <text:p text:style-name="P2">“Pois Deus está presente no meio dos justos.”</text:p>
      <text:p text:style-name="P2"/>
      <text:p text:style-name="P2">ADRAS Jd. Santa Maria – Osasco – SP</text:p>
      <text:p text:style-name="P2">Festividade do Grupo Fonte Eterna</text:p>
      <text:p text:style-name="P2">Datas: 15/12/<text:span text:style-name="T1">2017</text:span> e 16/12/<text:span text:style-name="T1">2017</text:span></text:p>
      <text:p text:style-name="P2">Tema: Salmos 14:5b</text:p>
      <text:p text:style-name="P2">“Pois Deus está presente no meio dos justos.”</text:p>
      <text:p text:style-name="P2"/>
      <text:p text:style-name="P2">ADRAS Jd. Santa Maria – Osasco – SP</text:p>
      <text:p text:style-name="P2">Festividade do Grupo Fonte Eterna</text:p>
      <text:p text:style-name="P2">Datas: 15/12/<text:span text:style-name="T1">2017</text:span> e 16/12/<text:span text:style-name="T1">2017</text:span></text:p>
      <text:p text:style-name="P2">Tema: Salmos 14:5b</text:p>
      <text:p text:style-name="P2">“Pois Deus está presente no meio dos justos.”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shadow="none" fo:background-color="transparent" style:writing-mode="lr-tb" draw:fill="none" style:footnote-max-height="0cm">
        <style:columns fo:column-count="2" fo:column-gap="0cm">
          <style:column style:rel-width="5953*" fo:start-indent="0cm" fo:end-indent="0cm"/>
          <style:column style:rel-width="5953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4:34:45.255377003</meta:creation-date>
    <dc:date>2017-12-10T14:41:10.248050377</dc:date>
    <meta:editing-duration>PT6M24S</meta:editing-duration>
    <meta:editing-cycles>3</meta:editing-cycles>
    <meta:generator>LibreOffice/5.4.1.2.0$Linux_X86_64 LibreOffice_project/40m0$Build-2</meta:generator>
    <meta:document-statistic meta:table-count="0" meta:image-count="0" meta:object-count="0" meta:page-count="1" meta:paragraph-count="100" meta:word-count="520" meta:character-count="3220" meta:non-whitespace-character-count="2760"/>
  </office:meta>
</office:document-meta>
</file>